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7.801cm" svg:x="0cm" svg:y="2.1cm" presentation:class="title" presentation:user-transformed="true">
          <draw:text-box>
            <text:p><text:span text:style-name="T1">EDA Presentation Number 1</text:span><text:span text:style-name="T1"><text:line-break/></text:span><text:span text:style-name="T1"><text:line-break/></text:span><text:span text:style-name="T1"><text:line-break/></text:span><text:span text:style-name="T1">Client Restrictions and Hypothesis</text:span><text:line-break/><text:line-break/> 12/18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y Clien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illiam Rodriguez, Buyer<text:tab/></text:p>
              </text:list-item>
              <text:list-item>
                <text:p>2 people </text:p>
              </text:list-item>
              <text:list-item>
                <text:p>Two houses:</text:p>
                <text:list>
                  <text:list-item>
                    <text:p>Country - best timing &amp; non-renovated</text:p>
                  </text:list-item>
                  <text:list-item>
                    <text:p>City house - fast &amp; central location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Qs and Hypotheses</text:p>
          </draw:text-box>
        </draw:frame>
        <draw:frame presentation:style-name="pr7" draw:layer="layout" svg:width="26cm" svg:height="10cm" svg:x="1cm" svg:y="2.06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re houses more expensive if they are more likable?</text:p>
                <text:list>
                  <text:list-item>
                    <text:p>The higher the grade, the higher the average price</text:p>
                    <text:p/>
                  </text:list-item>
                </text:list>
              </text:list-item>
              <text:list-item>
                <text:p>Does the current situation of the house influence the price?</text:p>
                <text:list>
                  <text:list-item>
                    <text:p>Non renovated Houses cost less than renovated ones</text:p>
                    <text:p/>
                  </text:list-item>
                </text:list>
              </text:list-item>
              <text:list-item>
                <text:p><text:s/>Does the location influence the the prize?</text:p>
                <text:list>
                  <text:list-item>
                    <text:p>If a house is closer to the center it has a higher price than a house lesser close to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5:51:37.965872127</meta:creation-date>
    <meta:editing-duration>PT9M15S</meta:editing-duration>
    <meta:editing-cycles>2</meta:editing-cycles>
    <meta:generator>LibreOffice/24.2.5.2$Linux_X86_64 LibreOffice_project/420$Build-2</meta:generator>
    <dc:title>Blue Curve</dc:title>
    <dc:date>2024-12-18T16:33:23.979129943</dc:date>
    <meta:document-statistic meta:object-count="46"/>
  </office:meta>
</office:document-meta>
</file>